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23b" officeooo:paragraph-rsid="000f923b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0f923b" officeooo:paragraph-rsid="000f923b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0debc" officeooo:paragraph-rsid="0010debc" fo:background-color="#ffff00" style:font-size-asian="14pt" style:font-size-complex="14pt"/>
    </style:style>
    <style:style style:name="P4" style:family="paragraph" style:parent-style-name="Standard">
      <style:text-properties fo:font-size="16pt" officeooo:rsid="000f923b" officeooo:paragraph-rsid="000f923b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0debc" officeooo:paragraph-rsid="0010debc" fo:background-color="#ffff00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121d78" officeooo:paragraph-rsid="00121d78" fo:background-color="#ffff00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Exercice projet integration avec kevin </text:span>:</text:p>
      <text:p text:style-name="P1"/>
      <text:p text:style-name="P2"/>
      <text:p text:style-name="P5">note ne pas mettre la barre de navigation de la page boogle , mais la remplacer par celle wireframe your product .</text:p>
      <text:p text:style-name="P5"/>
      <text:p text:style-name="P5"/>
      <text:p text:style-name="P6">Faire 4 sites differents avec chaque projet : le principal a faire etant «wireframe 00 png » </text:p>
      <text:p text:style-name="P3"/>
      <text:p text:style-name="P2"/>
      <text:p text:style-name="P1"/>
      <text:p text:style-name="P4">Projet intégration</text:p>
      <text:p text:style-name="P4">Le but est de réaliser un site web à partir des</text:p>
      <text:p text:style-name="P4">wireframes fournis dans le dossier defi_integration sur</text:p>
      <text:p text:style-name="P4">Github. En situation professionnelle, un graphiste sera</text:p>
      <text:p text:style-name="P4">souvent amené à dessiner un site que vous devrez</text:p>
      <text:p text:style-name="P4">ensuite intégrer.</text:p>
      <text:p text:style-name="P4">Le travail doit se faire en binôme (+ un trinôme :</text:p>
      <text:p text:style-name="P4">deux observateurs, un pilote)!</text:p>
      <text:p text:style-name="P4">A rendre avant lundi minuit.</text:p>
      <text:p text:style-name="P4"/>
      <text:p text:style-name="P4"/>
      <text:p text:style-name="P4">Projet intégration</text:p>
      <text:p text:style-name="P4">Steps</text:p>
      <text:p text:style-name="P4">●</text:p>
      <text:p text:style-name="P4">Planifier les étapes de développement</text:p>
      <text:p text:style-name="P4">○ décomposition en sous-problème</text:p>
      <text:p text:style-name="P4">Bonus</text:p>
      <text:p text:style-name="P4">●</text:p>
      <text:p text:style-name="P4">Intégrer les 4 différents wireframes</text:p>
      <text:p text:style-name="P4">Conseil</text:p>
      <text:p text:style-name="P4">●</text:p>
      <text:p text:style-name="P4">Utiliser git en contin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4:16:48.042980170</meta:creation-date>
    <dc:date>2016-12-20T14:59:53.699399310</dc:date>
    <meta:editing-duration>PT31M54S</meta:editing-duration>
    <meta:editing-cycles>3</meta:editing-cycles>
    <meta:generator>LibreOffice/5.1.4.2$Linux_x86 LibreOffice_project/10m0$Build-2</meta:generator>
    <meta:document-statistic meta:table-count="0" meta:image-count="0" meta:object-count="0" meta:page-count="1" meta:paragraph-count="23" meta:word-count="129" meta:character-count="762" meta:non-whitespace-character-count="655"/>
  </office:meta>
</office:document-meta>
</file>